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6.747cm" fo:min-width="11.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1.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1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0.92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95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0.922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8cm"/>
    </style:style>
    <style:style style:name="gr13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353cm" fo:min-width="1.77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8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4cm" fo:min-width="1.776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776cm"/>
    </style:style>
    <style:style style:name="gr18" style:family="graphic" style:parent-style-name="standard">
      <style:graphic-properties draw:stroke="none" svg:stroke-color="#000000" draw:fill="none" draw:fill-color="#ffffff" fo:min-height="3.082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3cm" fo:min-width="1.279cm"/>
    </style:style>
    <style:style style:name="gr20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5cm" fo:min-width="3cm"/>
    </style:style>
    <style:style style:name="gr2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12pt" style:font-size-asian="12pt" style:font-size-complex="12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1.6cm" svg:height="6.997cm" svg:x="3.1cm" svg:y="2.1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11.6cm" svg:height="0.603cm" svg:x="3.1cm" svg:y="2.103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1" draw:layer="layout" svg:width="11.6cm" svg:height="0.604cm" svg:x="3.1cm" svg:y="2.706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11.6cm" svg:height="0.603cm" svg:x="3.1cm" svg:y="8.497cm">
                <text:p text:style-name="P1"><text:span text:style-name="T1">Items: 5 </text:span><text:span text:style-name="T2"><text:s text:c="76"/>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1.424cm" svg:height="0.604cm" svg:x="3.1cm" svg:y="2.706cm">
                <text:p text:style-name="P1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2" draw:layer="layout" svg:width="2.2cm" svg:height="0.604cm" svg:x="4.5cm" svg:y="2.696cm">
                <text:p text:style-name="P1"><text:span text:style-name="T2">New Even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2.454cm" svg:height="0.604cm" svg:x="6.746cm" svg:y="2.706cm">
                <text:p text:style-name="P1"><text:span text:style-name="T2">New Recor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" draw:text-style-name="P2" draw:layer="layout" svg:width="1.424cm" svg:height="0.603cm" svg:x="3.1cm" svg:y="2.103cm">
                <text:p text:style-name="P1"><text:span text:style-name="T2">Ne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2" draw:layer="layout" svg:width="1.422cm" svg:height="0.603cm" svg:x="4.524cm" svg:y="2.103cm">
                <text:p text:style-name="P1"><text:span text:style-name="T2">Edit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1.6cm" svg:height="0.603cm" svg:x="3.1cm" svg:y="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3.1cm" svg:y="3.31cm">
                <text:p text:style-name="P1"><text:span text:style-name="T2">EventI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5.378cm" svg:y="3.31cm">
                <text:p text:style-name="P1"><text:span text:style-name="T2">Dat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3.1cm" svg:y="3.913cm">
                <text:p text:style-name="P1"><text:span text:style-name="T2">0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5.378cm" svg:y="3.913cm">
                <text:p text:style-name="P1"><text:span text:style-name="T2">17/10/1995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2" draw:layer="layout" svg:width="2.278cm" svg:height="0.603cm" svg:x="3.1cm" svg:y="4.516cm">
                <text:p text:style-name="P1"><text:span text:style-name="T2">1</text:span>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2" draw:layer="layout" svg:width="2.276cm" svg:height="0.603cm" svg:x="5.378cm" svg:y="4.516cm">
                <text:p text:style-name="P1"><text:span text:style-name="T2">15/6/201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3.1cm" svg:y="5.119cm">
                <text:p text:style-name="P1"><text:span text:style-name="T2">2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5.378cm" svg:y="5.119cm">
                <text:p text:style-name="P1"><text:span text:style-name="T2">21/2/2002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draw:layer="layout" svg:width="2.278cm" svg:height="0.603cm" svg:x="3.1cm" svg:y="5.722cm">
                <text:p text:style-name="P1"><text:span text:style-name="T2">3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2" draw:layer="layout" svg:width="2.276cm" svg:height="0.603cm" svg:x="5.378cm" svg:y="5.722cm">
                <text:p text:style-name="P1"><text:span text:style-name="T2">10/8/2013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2.278cm" svg:height="0.604cm" svg:x="3.1cm" svg:y="6.325cm">
                <text:p text:style-name="P1"><text:span text:style-name="T2">4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2.276cm" svg:height="0.604cm" svg:x="5.378cm" svg:y="6.325cm">
                <text:p text:style-name="P1"><text:span text:style-name="T2">25/12/2009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3.1cm" svg:y="6.9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5.378cm" svg:y="6.929cm">
                <text:p/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2.278cm" svg:height="0.603cm" svg:x="3.1cm" svg:y="7.5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2.276cm" svg:height="0.603cm" svg:x="5.378cm" svg:y="7.532cm">
                <text:p/>
                <draw:enhanced-geometry svg:viewBox="0 0 21600 21600" draw:type="rectangle" draw:enhanced-path="M 0 0 L 21600 0 21600 21600 0 21600 0 0 Z N"/>
              </draw:custom-shape>
              <draw:frame draw:style-name="gr18" draw:layer="layout" svg:width="5.977cm" svg:height="3.332cm" svg:x="7.797cm" svg:y="4.214cm">
                <draw:text-box>
                  <text:p><text:span text:style-name="T2">Course code: E33\10</text:span></text:p>
                  <text:p><text:span text:style-name="T2">Course distance: 10 Miles</text:span></text:p>
                  <text:p><text:span text:style-name="T2">No. of records: 12</text:span></text:p>
                  <text:p><text:span text:style-name="T2">Event reference ID: 3</text:span></text:p>
                  <text:p/>
                </draw:text-box>
              </draw:frame>
              <draw:custom-shape draw:style-name="gr19" draw:text-style-name="P1" draw:layer="layout" svg:width="1.779cm" svg:height="0.603cm" svg:x="7.939cm" svg:y="3.43cm">
                <text:p text:style-name="P1"><text:span text:style-name="T2">Event</text:span> <text:s text:c="3"/></text:p>
                <draw:enhanced-geometry svg:viewBox="0 0 21600 21600" draw:type="rectangle" draw:enhanced-path="M 0 0 L 21600 0 21600 21600 0 21600 0 0 Z N"/>
              </draw:custom-shape>
              <draw:line draw:style-name="gr20" draw:text-style-name="P1" draw:layer="layout" svg:x1="9.434cm" svg:y1="3.671cm" svg:x2="9.434cm" svg:y2="3.912cm">
                <text:p/>
              </draw:line>
            </draw:g>
          </draw:g>
          <draw:custom-shape draw:style-name="gr21" draw:text-style-name="P4" draw:layer="layout" svg:width="3.5cm" svg:height="3.6cm" svg:x="3.1cm" svg:y="2.7cm">
            <text:p text:style-name="P3"><text:span text:style-name="T2"><text:s/></text:span><text:span text:style-name="T2">New Event</text:span></text:p>
            <text:p text:style-name="P3"><text:span text:style-name="T2"><text:s/></text:span><text:span text:style-name="T2">New Record</text:span></text:p>
            <text:p text:style-name="P3"><text:span text:style-name="T2"><text:s/></text:span><text:span text:style-name="T2">New Rider </text:span></text:p>
            <text:p text:style-name="P3"><text:span text:style-name="T2"><text:s/></text:span><text:span text:style-name="T2">New Club</text:span></text:p>
            <text:p text:style-name="P3"><text:span text:style-name="T2"><text:s/></text:span><text:span text:style-name="T2">New Course</text:span></text:p>
            <text:p text:style-name="P3"><text:span text:style-name="T2"><text:s/></text:span><text:span text:style-name="T2">Event Event Typ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20" draw:text-style-name="P1" draw:layer="layout" svg:x1="2cm" svg:y1="1.8cm" svg:x2="3.4cm" svg:y2="2.9cm">
          <text:p/>
        </draw:line>
        <draw:frame draw:style-name="gr22" draw:layer="layout" svg:width="3.7cm" svg:height="1.7cm" svg:x="0.3cm" svg:y="0.2cm">
          <draw:text-box>
            <text:p>From Figure 2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17:05:33.515000000</meta:creation-date>
    <dc:date>2014-12-28T17:22:35.761000000</dc:date>
    <meta:editing-duration>PT1M52S</meta:editing-duration>
    <meta:editing-cycles>1</meta:editing-cycles>
    <meta:document-statistic meta:object-count="35"/>
    <meta:generator>LibreOffice/4.3.2.2$Windows_x86 LibreOffice_project/edfb5295ba211bd31ad47d0bad0118690f76407d</meta:generator>
  </office:meta>
</office:document-meta>
</file>